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4.554cm" table:align="left"/>
    </style:style>
    <style:style style:name="Table1.A" style:family="table-column">
      <style:table-column-properties style:column-width="1.859cm"/>
    </style:style>
    <style:style style:name="Table1.B" style:family="table-column">
      <style:table-column-properties style:column-width="5.293cm"/>
    </style:style>
    <style:style style:name="Table1.C" style:family="table-column">
      <style:table-column-properties style:column-width="7.401cm"/>
    </style:style>
    <style:style style:name="Table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49cm" fo:border="0.05pt solid #000000"/>
    </style:style>
    <style:style style:name="Table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margin-top="0cm" fo:margin-bottom="0.499cm" style:contextual-spacing="false" style:writing-mode="lr-tb"/>
    </style:style>
    <style:style style:name="P2" style:family="paragraph" style:parent-style-name="Preformatted_20_Text" style:list-style-name="L4"/>
    <style:style style:name="P3" style:family="paragraph" style:parent-style-name="Preformatted_20_Text" style:list-style-name="L4">
      <style:paragraph-properties fo:margin-top="0cm" fo:margin-bottom="0.499cm" style:contextual-spacing="false"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Вот как в <text:span text:style-name="Strong_20_Emphasis">REST API</text:span> можно искать <text:span text:style-name="Strong_20_Emphasis">репозитории по языку программирования</text:span> в популярных git-хостингах:</text:p>
      <text:p text:style-name="Horizontal_20_Line"/>
      <text:h text:style-name="Heading_20_2" text:outline-level="2">🔹 <text:span text:style-name="Strong_20_Emphasis">GitHub</text:span></text:h>
      <text:p text:style-name="Text_20_body"><text:span text:style-name="Strong_20_Emphasis">Endpoint:</text:span> <text:span text:style-name="Source_20_Text">GET https://api.github.com/search/repositories?q=...</text:span></text:p>
      <text:p text:style-name="Text_20_body"><text:span text:style-name="Strong_20_Emphasis">Пример:</text:span></text:p>
      <text:p text:style-name="Preformatted_20_Text">http</text:p>
      <text:p text:style-name="Preformatted_20_Text">КопироватьРедактировать</text:p>
      <text:p text:style-name="P1"><text:span text:style-name="Source_20_Text">GET https://api.github.com/search/repositories?q=language:Kotlin</text:span></text:p>
      <text:list text:style-name="L1">
        <text:list-item>
          <text:p text:style-name="P4">🔍 Язык указывается как: <text:span text:style-name="Source_20_Text">language:&lt;ЯЗЫК&gt;</text:span></text:p>
        </text:list-item>
        <text:list-item>
          <text:p text:style-name="P4">Можно комбинировать:<text:line-break/><text:span text:style-name="Source_20_Text">q=language:Kotlin stars:&gt;100 in:name</text:span></text:p>
        </text:list-item>
        <text:list-item>
          <text:p text:style-name="P4">Поддерживает любой язык из <text:a xlink:type="simple" xlink:href="https://github.com/github/linguist" office:target-frame-name="_new" xlink:show="replace" text:style-name="Internet_20_link" text:visited-style-name="Visited_20_Internet_20_Link">Linguist</text:a></text:p>
        </text:list-item>
      </text:list>
      <text:p text:style-name="Text_20_body">✅ <text:span text:style-name="Strong_20_Emphasis">Полная поддержка.</text:span></text:p>
      <text:p text:style-name="Horizontal_20_Line"/>
      <text:h text:style-name="Heading_20_2" text:outline-level="2">🔹 <text:span text:style-name="Strong_20_Emphasis">GitLab</text:span></text:h>
      <text:p text:style-name="Text_20_body"><text:span text:style-name="Strong_20_Emphasis">Endpoint:</text:span> <text:span text:style-name="Source_20_Text">GET /search?scope=projects&amp;search=...</text:span></text:p>
      <text:p text:style-name="Text_20_body"><text:span text:style-name="Strong_20_Emphasis">Проблема:</text:span> GitLab API не поддерживает прямой поиск по языку в REST API.</text:p>
      <text:p text:style-name="Text_20_body"><text:span text:style-name="Strong_20_Emphasis">Решения:</text:span></text:p>
      <text:list text:style-name="L2">
        <text:list-item>
          <text:p text:style-name="P5">Получить список проектов через <text:span text:style-name="Source_20_Text">/projects</text:span></text:p>
        </text:list-item>
        <text:list-item>
          <text:p text:style-name="P5">Для каждого проекта получить <text:span text:style-name="Source_20_Text">/projects/:id/repository/languages</text:span></text:p>
        </text:list-item>
        <text:list-item>
          <text:p text:style-name="P5">Фильтровать вручную</text:p>
        </text:list-item>
      </text:list>
      <text:p text:style-name="Preformatted_20_Text">http</text:p>
      <text:p text:style-name="Preformatted_20_Text">КопироватьРедактировать</text:p>
      <text:p text:style-name="P1"><text:span text:style-name="Source_20_Text">GET https://gitlab.com/api/v4/projects/123/repository/languages</text:span></text:p>
      <text:p text:style-name="Text_20_body">⚠️ <text:span text:style-name="Strong_20_Emphasis">Нет встроенного фильтра по языку.</text:span></text:p>
      <text:p text:style-name="Horizontal_20_Line"/>
      <text:h text:style-name="Heading_20_2" text:outline-level="2">🔹 <text:span text:style-name="Strong_20_Emphasis">Bitbucket Cloud</text:span></text:h>
      <text:p text:style-name="Text_20_body"><text:span text:style-name="Strong_20_Emphasis">Endpoint:</text:span> <text:span text:style-name="Source_20_Text">GET /2.0/repositories?q=...</text:span></text:p>
      <text:p text:style-name="Text_20_body"><text:span text:style-name="Strong_20_Emphasis">Пример:</text:span></text:p>
      <text:p text:style-name="Preformatted_20_Text">http</text:p>
      <text:p text:style-name="Preformatted_20_Text">КопироватьРедактировать</text:p>
      <text:p text:style-name="P1"><text:span text:style-name="Source_20_Text">GET https://api.bitbucket.org/2.0/repositories?q=language="python"</text:span></text:p>
      <text:list text:style-name="L3">
        <text:list-item>
          <text:p text:style-name="P6">Язык: <text:span text:style-name="Source_20_Text">q=language="Kotlin"</text:span> (точное соответствие)</text:p>
        </text:list-item>
        <text:list-item>
          <text:p text:style-name="P6">Можно комбинировать с другими фильтрами</text:p>
        </text:list-item>
      </text:list>
      <text:p text:style-name="Text_20_body">✅ <text:span text:style-name="Strong_20_Emphasis">Полная поддержка.</text:span></text:p>
      <text:p text:style-name="Horizontal_20_Line"><text:soft-page-break/></text:p>
      <text:h text:style-name="Heading_20_2" text:outline-level="2">🔹 <text:span text:style-name="Strong_20_Emphasis">Gitea</text:span></text:h>
      <text:p text:style-name="Text_20_body"><text:span text:style-name="Strong_20_Emphasis">Endpoint:</text:span> <text:span text:style-name="Source_20_Text">GET /repos/search?q=...</text:span></text:p>
      <text:p text:style-name="Text_20_body"><text:span text:style-name="Strong_20_Emphasis">Проблема:</text:span> язык <text:span text:style-name="Strong_20_Emphasis">не поддерживается</text:span> как параметр.</text:p>
      <text:p text:style-name="Text_20_body"><text:span text:style-name="Strong_20_Emphasis">Решения:</text:span></text:p>
      <text:list text:style-name="L4">
        <text:list-item>
          <text:p text:style-name="P7">Получить список репозиториев: <text:span text:style-name="Source_20_Text">/repos/search</text:span></text:p>
        </text:list-item>
        <text:list-item>
          <text:p text:style-name="P7">В каждом репозитории вызвать:</text:p>
          <text:p text:style-name="P2">http</text:p>
          <text:p text:style-name="P2">КопироватьРедактировать</text:p>
          <text:p text:style-name="P3"><text:span text:style-name="Source_20_Text">GET /repos/{owner}/{repo}/languages</text:span></text:p>
        </text:list-item>
        <text:list-item>
          <text:p text:style-name="P7">Фильтровать вручную</text:p>
        </text:list-item>
      </text:list>
      <text:p text:style-name="Text_20_body">⚠️ <text:span text:style-name="Strong_20_Emphasis">Язык недоступен в поиске. Только ручная фильтрация.</text:span></text:p>
      <text:p text:style-name="Horizontal_20_Line"/>
      <text:h text:style-name="Heading_20_2" text:outline-level="2">🧩 Сводная таблица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Forge</text:p>
            </table:table-cell>
            <table:table-cell table:style-name="Table1.A1" office:value-type="string">
              <text:p text:style-name="Table_20_Heading">REST-параметр для языка</text:p>
            </table:table-cell>
            <table:table-cell table:style-name="Table1.C1" office:value-type="string">
              <text:p text:style-name="Table_20_Heading">Комментарий</text:p>
            </table:table-cell>
          </table:table-row>
        </table:table-header-rows>
        <table:table-row>
          <table:table-cell table:style-name="Table1.A2" office:value-type="string">
            <text:p text:style-name="Table_20_Contents">GitHub</text:p>
          </table:table-cell>
          <table:table-cell table:style-name="Table1.A2" office:value-type="string">
            <text:p text:style-name="Table_20_Contents"><text:span text:style-name="Source_20_Text">language:Kotlin</text:span></text:p>
          </table:table-cell>
          <table:table-cell table:style-name="Table1.C2" office:value-type="string">
            <text:p text:style-name="Table_20_Contents">✅ Полная поддержка в <text:span text:style-name="Source_20_Text">q</text:span></text:p>
          </table:table-cell>
        </table:table-row>
        <table:table-row>
          <table:table-cell table:style-name="Table1.A2" office:value-type="string">
            <text:p text:style-name="Table_20_Contents">GitLab</text:p>
          </table:table-cell>
          <table:table-cell table:style-name="Table1.A2" office:value-type="string">
            <text:p text:style-name="Table_20_Contents">❌</text:p>
          </table:table-cell>
          <table:table-cell table:style-name="Table1.C2" office:value-type="string">
            <text:p text:style-name="Table_20_Contents">⚠️ Только вручную через <text:span text:style-name="Source_20_Text">/languages</text:span></text:p>
          </table:table-cell>
        </table:table-row>
        <table:table-row>
          <table:table-cell table:style-name="Table1.A2" office:value-type="string">
            <text:p text:style-name="Table_20_Contents">Bitbucket</text:p>
          </table:table-cell>
          <table:table-cell table:style-name="Table1.A2" office:value-type="string">
            <text:p text:style-name="Table_20_Contents"><text:span text:style-name="Source_20_Text">q=language="Kotlin"</text:span></text:p>
          </table:table-cell>
          <table:table-cell table:style-name="Table1.C2" office:value-type="string">
            <text:p text:style-name="Table_20_Contents">✅ Полная поддержка фильтрации</text:p>
          </table:table-cell>
        </table:table-row>
        <table:table-row>
          <table:table-cell table:style-name="Table1.A2" office:value-type="string">
            <text:p text:style-name="Table_20_Contents">Gitea</text:p>
          </table:table-cell>
          <table:table-cell table:style-name="Table1.A2" office:value-type="string">
            <text:p text:style-name="Table_20_Contents">❌</text:p>
          </table:table-cell>
          <table:table-cell table:style-name="Table1.C2" office:value-type="string">
            <text:p text:style-name="Table_20_Contents">⚠️ Только вручную через API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9T17:37:44.063104382</meta:creation-date>
    <dc:date>2025-05-09T17:38:30.524564851</dc:date>
    <meta:editing-duration>PT46S</meta:editing-duration>
    <meta:editing-cycles>1</meta:editing-cycles>
    <meta:document-statistic meta:table-count="1" meta:image-count="0" meta:object-count="0" meta:page-count="2" meta:paragraph-count="58" meta:word-count="185" meta:character-count="1599" meta:non-whitespace-character-count="1483"/>
    <meta:generator>LibreOffice/7.4.7.2$Linux_X86_64 LibreOffice_project/40$Build-2</meta:generator>
  </office:meta>
</office:document-meta>
</file>